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Portada</text:p>
            <text:p>Título: “Render: Plataforma Full-Stack para Hosting Moderno”</text:p>
            <text:p>URL: render.com</text:p>
            <text:p>Nombres de los 2 integrantes + fech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¿Qué es Render?</text:p>
              </text:list-item>
              <text:list-item>
                <text:p>Plataforma PaaS (Platform as a Service) unificada</text:p>
              </text:list-item>
              <text:list-item>
                <text:p>Tipo: Full-stack + Serverless + Estático</text:p>
              </text:list-item>
              <text:list-item>
                <text:p>Fundada en 2018, muy usada en startups y proyectos rea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¿Para qué se utiliza?</text:p>
              </text:list-item>
              <text:list-item>
                <text:p>Proyectos ideales: Apps web completas, APIs, sitios estáticos, backends, bases de datos</text:p>
              </text:list-item>
              <text:list-item>
                <text:p>Casos reales: Portafolios, SaaS pequeños, MVPs, e-commerce, dashbo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racterísticas técnicas</text:p>
              </text:list-item>
              <text:list-item>
                <text:p>Lenguajes: Node.js / Bun, Python, Ruby, Go, Rust, Elixir + cualquier lenguaje vía Docker</text:p>
              </text:list-item>
              <text:list-item>
                <text:p>Frameworks: React, Next.js, Vue, Django, Flask, Express, FastAPI, Ruby on Rails, etc.</text:p>
              </text:list-item>
              <text:list-item>
                <text:p>Bases de datos: PostgreSQL gestionado (gratis), Redis, y soporta externos</text:p>
              </text:list-item>
              <text:list-item>
                <text:p>Otras: Cron jobs, Workers, Private Networking, Auto-sca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ionamiento básico – Cómo se publica un proyecto (Persona 1)</text:p>
              </text:list-item>
              <text:list-item>
                <text:p>Flujo paso a paso (con capturas):</text:p>
              </text:list-item>
              <text:list-item>
                <text:p>Conectar GitHub/GitLab</text:p>
              </text:list-item>
              <text:list-item>
                <text:p>Crear servicio (Web Service / Static Site / Database)</text:p>
              </text:list-item>
              <text:list-item>
                <text:p>Elegir repo y rama</text:p>
              </text:list-item>
              <text:list-item>
                <text:p>Configurar Build Command y Start Command</text:p>
              </text:list-item>
              <text:list-item>
                <text:p>Despliegue automático cada vez que haces push</text:p>
              </text:list-item>
              <text:list-item>
                <text:p/>
              </text:list-item>
              <text:list-item>
                <text:p>Demo recomendada: Mostrar un deploy en vivo (5 minuto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n Gratuito (Persona 1)</text:p>
              </text:list-item>
              <text:list-item>
                <text:p>750 horas de instancia gratis al mes</text:p>
              </text:list-item>
              <text:list-item>
                <text:p>Sitios estáticos ilimitados</text:p>
              </text:list-item>
              <text:list-item>
                <text:p>1 base de datos PostgreSQL (expira a los 30 días si no se usa)</text:p>
              </text:list-item>
              <text:list-item>
                <text:p>Dominio .onrender.com + HTTPS gratis</text:p>
              </text:list-item>
              <text:list-item>
                <text:p>Limitaciones importantes: Servicios se duermen después de 15 min de inactividad (cold start 30-60 seg), 1 DB grat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nes de pago (Persona 2)</text:p>
              </text:list-item>
              <text:list-item>
                <text:p>Basic: desde ~$7–19/mes por instancia más potente</text:p>
              </text:list-item>
              <text:list-item>
                <text:p>Mejoras: No duermen, más RAM/CPU, backups automáticos, mayor ancho de banda, múltiples DB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ntajas y Desventajas (repartir entre los 2)</text:p>
              </text:list-item>
              <text:list-item>
                <text:p>Ventajas:</text:p>
              </text:list-item>
              <text:list-item>
                <text:p>Todo en una sola plataforma (frontend + backend + DB)</text:p>
              </text:list-item>
              <text:list-item>
                <text:p>Muy buena relación calidad/precio</text:p>
              </text:list-item>
              <text:list-item>
                <text:p>Fácil de usar y documentación excelente</text:p>
              </text:list-item>
              <text:list-item>
                <text:p>Soporte Docker completo</text:p>
              </text:list-item>
              <text:list-item>
                <text:p>Desventajas:</text:p>
              </text:list-item>
              <text:list-item>
                <text:p>Cold starts en free tier</text:p>
              </text:list-item>
              <text:list-item>
                <text:p>Base de datos gratuita limitada (30 días)</text:p>
              </text:list-item>
              <text:list-item>
                <text:p>Menos optimizado para Next.js edge que Verc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arativa breve (Persona 2)</text:p>
              </text:list-item>
              <text:list-item>
                <text:p>Comparar con Vercel (la más directa rival):</text:p>
              </text:list-item>
              <text:list-item>
                <text:p>Render → Mejor para backends y bases de datos</text:p>
              </text:list-item>
              <text:list-item>
                <text:p>Vercel → Mejor para frontend puro (Next.js) y velocidad edge</text:p>
              </text:list-item>
              <text:list-item>
                <text:p>¿Por qué elegir Render? Porque permite apps completas full-stack en un solo lug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jemplo real (Persona 2)</text:p>
              </text:list-item>
              <text:list-item>
                <text:p>Mostrar una app simple que hayáis desplegado vosotros (recomiendo hacer una To-Do app o un blog con Next.js + Postgres)</text:p>
              </text:list-item>
              <text:list-item>
                <text:p>URL del ejemplo + captura de pantal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inión del grupo</text:p>
              </text:list-item>
              <text:list-item>
                <text:p>Sí la usaríamos en proyectos reales</text:p>
              </text:list-item>
              <text:list-item>
                <text:p>Ideal para: Startups, freelances, equipos pequeños, proyectos educativos y MVPs</text:p>
              </text:list-item>
              <text:list-item>
                <text:p>No tan ideal para: Apps de altísimo tráfico o que necesiten cero cold star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clusión</text:p>
              </text:list-item>
              <text:list-item>
                <text:p>Resumen de puntos fuertes</text:p>
              </text:list-item>
              <text:list-item>
                <text:p>Render = excelente equilibrio entre facilidad, potencia y precio</text:p>
              </text:list-item>
              <text:list-item>
                <text:p>“La mejor opción full-stack gratuita actual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sejos finales para la exposición (5–7 minutos)</text:p>
              </text:list-item>
              <text:list-item>
                <text:p/>
              </text:list-item>
              <text:list-item>
                <text:p>Practicad el timing: cada uno habla ≈ 3 minutos.</text:p>
              </text:list-item>
              <text:list-item>
                <text:p>Persona 1: Introduce y explica la parte técnica.</text:p>
              </text:list-item>
              <text:list-item>
                <text:p>Persona 2: Cierra con comparación, ejemplo y opinión.</text:p>
              </text:list-item>
              <text:list-item>
                <text:p>Usad muchas capturas de pantalla y colores de Render (azul y negro).</text:p>
              </text:list-item>
              <text:list-item>
                <text:p>Si podéis, desplegad algo rápido juntos antes de la presentación (os ayudo con los pasos si queréis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4-15T18:07:07.378000000</dc:date>
    <meta:editing-duration>PT5M47S</meta:editing-duration>
    <meta:editing-cycles>1</meta:editing-cycles>
    <meta:document-statistic meta:object-count="73"/>
    <meta:generator>LibreOffice/7.4.2.3$Windows_X86_64 LibreOffice_project/382eef1f22670f7f4118c8c2dd222ec7ad009daf</meta:generator>
  </office:meta>
</office:document-meta>
</file>